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3315" officeooo:paragraph-rsid="001d8b1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33315" officeooo:paragraph-rsid="001d8b1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officeooo:rsid="00033315" officeooo:paragraph-rsid="001d8b15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33315" officeooo:paragraph-rsid="001d8b1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33315" officeooo:paragraph-rsid="001d8b15"/>
    </style:style>
    <style:style style:name="P6" style:family="paragraph" style:parent-style-name="Standard">
      <style:paragraph-properties fo:text-align="start" style:justify-single-word="false"/>
      <style:text-properties fo:font-size="14pt" officeooo:rsid="00033315" officeooo:paragraph-rsid="001d8b1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2pt" officeooo:rsid="00033315" officeooo:paragraph-rsid="001d8b15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07b8cb" officeooo:paragraph-rsid="001d8b15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ee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ordes</text:p>
      <text:p text:style-name="P1"/>
      <table:table table:name="Tabla1" table:style-name="Tabla1">
        <table:table-column table:style-name="Tabla1.A" table:number-columns-repeated="2"/>
        <table:table-row table:style-name="TableLine93838112897808">
          <table:table-cell table:style-name="Tabla1.A1" office:value-type="string">
            <text:p text:style-name="P2">Jesús</text:p>
            <text:p text:style-name="P5">I<text:span text:style-name="T1">ntro: E – G#m – B – F# </text:span></text:p>
            <text:p text:style-name="P6">Verso: G#m – F# -- <text:s/>E <text:s text:c="6"/></text:p>
            <text:p text:style-name="P6">Coro: B – E – G#m – F# </text:p>
            <text:p text:style-name="P6">Puente: E – F# -- G#m – B </text:p>
            <text:p text:style-name="P3"><text:span text:style-name="T1"><text:s text:c="10"/>E – F# -- B – G#m</text:span> </text:p>
          </table:table-cell>
          <table:table-cell table:style-name="Tabla1.B1" office:value-type="string">
            <text:p text:style-name="P2">Nuevo <text:span text:style-name="T3">C</text:span>omienzo</text:p>
            <text:p text:style-name="P6">Intro: A – C# -- E </text:p>
            <text:p text:style-name="P6">Estrofa: A – F#m – E </text:p>
            <text:p text:style-name="P6"><text:s text:c="14"/>C#m – B – A </text:p>
            <text:p text:style-name="P6">Pre coro: F#m – C#m – B </text:p>
            <text:p text:style-name="P6">Coro: E – B – F#m – C#m – B </text:p>
            <text:p text:style-name="P7"><text:span text:style-name="T1">Interludio: F#m – C#m – B</text:span> </text:p>
          </table:table-cell>
        </table:table-row>
        <table:table-row table:style-name="TableLine93838112897808">
          <table:table-cell table:style-name="Tabla1.A2" office:value-type="string">
            <text:p text:style-name="P2">Te <text:span text:style-name="T3">E</text:span>ntregaste</text:p>
            <text:p text:style-name="P6">Intro: D – A – Bm – G </text:p>
            <text:p text:style-name="P6">Verso: D – A – Bm – G </text:p>
            <text:p text:style-name="P6">Coro: G – A <text:s/>Bm – F#m </text:p>
            <text:p text:style-name="P6">Puente: Em – Bm – G – A </text:p>
          </table:table-cell>
          <table:table-cell table:style-name="Tabla1.B2" office:value-type="string">
            <text:p text:style-name="P2">Perfecto <text:span text:style-name="T3">A</text:span>mor</text:p>
            <text:p text:style-name="P6">Verso: D – G – Bm – G </text:p>
            <text:p text:style-name="P6">Pre: Em – G – D </text:p>
            <text:p text:style-name="P6"><text:s text:c="8"/>Em – G – A </text:p>
            <text:p text:style-name="P7"><text:span text:style-name="T1">Coro : D – Em – Bm – G</text:span> </text:p>
          </table:table-cell>
        </table:table-row>
        <table:table-row table:style-name="TableLine93838112897808">
          <table:table-cell table:style-name="Tabla1.A2" office:value-type="string">
            <text:p text:style-name="P2">Envuélveme</text:p>
            <text:p text:style-name="P6">Intro: C#m – D – E </text:p>
            <text:p text:style-name="P6"><text:s text:c="10"/>C#m – D – Bm </text:p>
            <text:p text:style-name="P6">Verso: C#m – D – E – C#m – D – Bm <text:s/></text:p>
            <text:p text:style-name="P6"><text:s text:c="12"/>C#m – D – E – C#m – D – A – E </text:p>
            <text:p text:style-name="P6">Coro: D – Bm – A – x2 E </text:p>
            <text:p text:style-name="P6"><text:s text:c="10"/>Bm – D – F#m – E </text:p>
            <text:p text:style-name="P7"><text:span text:style-name="T1">Puente: Bm – D – F#m – E</text:span> </text:p>
          </table:table-cell>
          <table:table-cell table:style-name="Tabla1.B2" office:value-type="string">
            <text:p text:style-name="P2">Tu <text:span text:style-name="T3">L</text:span>uz</text:p>
            <text:p text:style-name="P6">Intro: C#m – A – E – B </text:p>
            <text:p text:style-name="P6">Verso: C#m – D – A – E </text:p>
            <text:p text:style-name="P6"><text:s text:c="12"/>C#m – D – E – A </text:p>
            <text:p text:style-name="P6">Coro: A – C#m – E – B </text:p>
            <text:p text:style-name="P6">Puente: A – E – C#m – B </text:p>
            <text:p text:style-name="P3"><text:span text:style-name="T1"><text:s text:c="10"/>F#m – C#m – E – G#m </text:span><text:span text:style-name="T2"><text:s/></text:span></text:p>
          </table:table-cell>
        </table:table-row>
        <table:table-row table:style-name="TableLine93838112897808">
          <table:table-cell table:style-name="Tabla1.A2" office:value-type="string">
            <text:p text:style-name="P2">Estas <text:span text:style-name="T3">C</text:span>onmigo</text:p>
            <text:p text:style-name="P6">Intro: G#m – F# - B – C#m – E </text:p>
            <text:p text:style-name="P6">Verso: G#m – F# -- B – C#m – E </text:p>
            <text:p text:style-name="P6">Pre: C#m – B – E </text:p>
            <text:p text:style-name="P6">Coro: B – F# -- G#m – E </text:p>
            <text:p text:style-name="P6">Puente: B – F# -- C#m – E </text:p>
            <text:p text:style-name="P7"><text:span text:style-name="T1">Coro después: B – F# -- G#m – E</text:span> </text:p>
          </table:table-cell>
          <table:table-cell table:style-name="Tabla1.B2" office:value-type="string">
            <text:p text:style-name="P8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4:24:48.033310268</meta:creation-date>
    <dc:date>2022-01-25T15:16:04.052069929</dc:date>
    <meta:editing-duration>PT4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6" meta:word-count="205" meta:character-count="1030" meta:non-whitespace-character-count="636"/>
  </office:meta>
</office:document-meta>
</file>